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onymice Powerline1" svg:font-family="'Anonymice Powerline'" style:font-pitch="fixed"/>
    <style:font-face style:name="Anonymice Powerline" svg:font-family="'Anonymice Powerline'" style:font-adornments="Regular" style:font-pitch="fixed"/>
    <style:font-face style:name="Domestic Manners" svg:font-family="'Domestic Manners'" style:font-adornments="Regular" style:font-pitch="variable"/>
    <style:font-face style:name="EmbossedGermanica" svg:font-family="EmbossedGermanica" style:font-adornments="Regular" style:font-pitch="variable"/>
    <style:font-face style:name="Junkyard" svg:font-family="Junkyard" style:font-adornments="Bold" style:font-pitch="variable"/>
    <style:font-face style:name="Linux Biolinum" svg:font-family="'Linux Biolinum'" style:font-adornments="Regular" style:font-pitch="variable"/>
    <style:font-face style:name="Linux Libertine" svg:font-family="'Linux Libertine'" style:font-adornments="Regular" style:font-pitch="variable"/>
    <style:font-face style:name="Marked Fool" svg:font-family="'Marked Fool'" style:font-adornments="Regular" style:font-pitch="variable"/>
    <style:font-face style:name="Olde English" svg:font-family="'Olde English'" style:font-adornments="Regular" style:font-pitch="variable"/>
    <style:font-face style:name="Penguin Attack" svg:font-family="'Penguin Attack'" style:font-adornments="Regular" style:font-pitch="variable"/>
    <style:font-face style:name="PlainGermanica" svg:font-family="PlainGermanica" style:font-adornments="Regular" style:font-pitch="variable"/>
    <style:font-face style:name="Tengwar Telcontar" svg:font-family="'Tengwar Telcontar'" style:font-adornments="Regular" style:font-pitch="variable"/>
    <style:font-face style:name="Xenippa" svg:font-family="Xenippa" style:font-adornments="Regular" style:font-pitch="variable"/>
    <style:font-face style:name="Yana B" svg:font-family="'Yana B'" style:font-adornments="Bold" style:font-pitch="variable"/>
    <style:font-face style:name="Yana B SwashCapsI" svg:font-family="'Yana B SwashCapsI'" style:font-adornments="SwashCapsI Bold" style:font-pitch="variable"/>
    <style:font-face style:name="Yana B SwashCapsII" svg:font-family="'Yana B SwashCapsII'" style:font-adornments="SwashCapsII Bold" style:font-pitch="variable"/>
    <style:font-face style:name="flatline" svg:font-family="flatline" style:font-adornments="Bold" style:font-pitch="variable"/>
    <style:font-face style:name="Liberation Serif" svg:font-family="'Liberation Serif'" style:font-family-generic="roman" style:font-pitch="variable"/>
    <style:font-face style:name="Droid Sans Arabic" svg:font-family="'Droid Sans Arabic'"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style:font-name="Linux Libertine" fo:font-size="15pt" fo:language="en" fo:country="US" officeooo:rsid="00040235" officeooo:paragraph-rsid="00040235" fo:background-color="transparent" style:font-size-asian="10.5pt" fo:hyphenate="true" fo:hyphenation-remain-char-count="2" fo:hyphenation-push-char-count="2"/>
    </style:style>
    <style:style style:name="P2" style:family="paragraph" style:parent-style-name="Standard">
      <style:paragraph-properties fo:line-height="115%"/>
      <style:text-properties style:font-name="Penguin Attack" fo:font-size="28pt" fo:language="en" fo:country="US" fo:font-style="normal" fo:font-weight="normal" officeooo:rsid="00040235" officeooo:paragraph-rsid="000a8327" style:font-size-asian="10.5pt" style:font-style-asian="normal" style:font-style-complex="normal"/>
    </style:style>
    <style:style style:name="P3" style:family="paragraph" style:parent-style-name="Standard">
      <style:paragraph-properties fo:line-height="115%" fo:text-align="start" style:justify-single-word="false" fo:hyphenation-ladder-count="no-limit"/>
      <style:text-properties style:font-name="PlainGermanica" fo:font-size="22pt" fo:letter-spacing="0.028in" fo:language="en" fo:country="US" officeooo:rsid="0009d7c9" officeooo:paragraph-rsid="0009d7c9" fo:background-color="transparent" style:font-size-asian="10.5pt" fo:hyphenate="true" fo:hyphenation-remain-char-count="2" fo:hyphenation-push-char-count="2"/>
    </style:style>
    <style:style style:name="P4" style:family="paragraph" style:parent-style-name="Standard">
      <style:paragraph-properties fo:line-height="115%" fo:text-align="start" style:justify-single-word="false" fo:hyphenation-ladder-count="no-limit"/>
      <style:text-properties style:font-name="Droid Sans Arabic" fo:font-size="20pt" fo:letter-spacing="normal" fo:language="en" fo:country="US" fo:font-weight="bold" officeooo:rsid="00040235" officeooo:paragraph-rsid="000a8327" fo:background-color="transparent" style:font-size-asian="10.5pt" fo:hyphenate="true" fo:hyphenation-remain-char-count="2" fo:hyphenation-push-char-count="2"/>
    </style:style>
    <style:style style:name="P5" style:family="paragraph" style:parent-style-name="Standard">
      <style:paragraph-properties fo:line-height="90%" fo:text-align="start" style:justify-single-word="false" fo:hyphenation-ladder-count="no-limit"/>
      <style:text-properties style:font-name="Linux Biolinum" fo:font-size="15pt" fo:language="en" fo:country="US" officeooo:rsid="000c8491" officeooo:paragraph-rsid="000c8491" style:font-size-asian="10.5pt" fo:hyphenate="false" fo:hyphenation-remain-char-count="2" fo:hyphenation-push-char-count="2"/>
    </style:style>
    <style:style style:name="P6" style:family="paragraph">
      <style:paragraph-properties fo:line-height="115%"/>
      <style:text-properties fo:font-size="16pt" fo:language="en" fo:country="US" style:font-size-asian="10.5pt"/>
    </style:style>
    <style:style style:name="P7" style:family="paragraph">
      <style:paragraph-properties fo:line-height="115%"/>
      <style:text-properties style:font-name="Anonymice Powerline" fo:font-size="16pt" fo:language="en" fo:country="US" style:font-size-asian="10.5pt"/>
    </style:style>
    <style:style style:name="P8" style:family="paragraph" style:parent-style-name="Standard" style:master-page-name="">
      <style:paragraph-properties fo:line-height="115%" fo:text-align="start" style:justify-single-word="false" fo:hyphenation-ladder-count="no-limit" style:page-number="auto" fo:break-before="page"/>
      <style:text-properties style:font-name="flatline" fo:font-size="22pt" fo:letter-spacing="-0.028in" fo:language="en" fo:country="US" fo:font-weight="bold" officeooo:rsid="0009d7c9" officeooo:paragraph-rsid="0009d7c9" fo:background-color="transparent" style:font-size-asian="10.5pt" fo:hyphenate="true" fo:hyphenation-remain-char-count="2" fo:hyphenation-push-char-count="2"/>
    </style:style>
    <style:style style:name="P9" style:family="paragraph" style:parent-style-name="Standard" style:master-page-name="">
      <style:paragraph-properties fo:text-align="justify" style:justify-single-word="false" fo:hyphenation-ladder-count="no-limit" style:page-number="auto"/>
      <style:text-properties style:font-name="Linux Libertine" fo:font-size="13pt" fo:language="en" fo:country="US" officeooo:rsid="000c8491" officeooo:paragraph-rsid="000c8491" fo:background-color="transparent" style:font-size-asian="10.5pt" fo:hyphenate="true" fo:hyphenation-remain-char-count="2" fo:hyphenation-push-char-count="2"/>
    </style:style>
    <style:style style:name="T1" style:family="text">
      <style:text-properties style:font-name="Yana B"/>
    </style:style>
    <style:style style:name="T2" style:family="text">
      <style:text-properties style:font-name="Yana B" fo:font-size="28pt"/>
    </style:style>
    <style:style style:name="T3" style:family="text">
      <style:text-properties style:font-name="Yana B" fo:font-size="22pt"/>
    </style:style>
    <style:style style:name="T4" style:family="text">
      <style:text-properties style:font-name="Yana B" fo:font-size="24pt"/>
    </style:style>
    <style:style style:name="T5" style:family="text">
      <style:text-properties style:font-name="Yana B" fo:font-size="20pt" fo:font-weight="bold"/>
    </style:style>
    <style:style style:name="T6" style:family="text">
      <style:text-properties style:font-name="Anonymice Powerline"/>
    </style:style>
    <style:style style:name="T7" style:family="text">
      <style:text-properties fo:font-size="16pt"/>
    </style:style>
    <style:style style:name="T8" style:family="text">
      <style:text-properties fo:font-size="18pt"/>
    </style:style>
    <style:style style:name="T9" style:family="text">
      <style:text-properties fo:font-size="24pt"/>
    </style:style>
    <style:style style:name="T10" style:family="text">
      <style:text-properties style:font-name="Anonymice Powerline1" fo:font-size="20pt" fo:font-weight="normal" officeooo:rsid="000a8327"/>
    </style:style>
    <style:style style:name="T11" style:family="text">
      <style:text-properties style:font-name="Anonymice Powerline1" fo:font-weight="normal" officeooo:rsid="000a8327"/>
    </style:style>
    <style:style style:name="T12" style:family="text">
      <style:text-properties fo:text-transform="uppercase" fo:letter-spacing="0.0138in" fo:font-style="italic" style:font-style-asian="italic" style:font-style-complex="italic"/>
    </style:style>
    <style:style style:name="T13" style:family="text">
      <style:text-properties fo:text-transform="uppercase" fo:font-style="italic" style:font-style-asian="italic" style:font-style-complex="italic"/>
    </style:style>
    <style:style style:name="T14" style:family="text">
      <style:text-properties fo:letter-spacing="-0.0138in" style:letter-kerning="false" fo:background-color="transparent" loext:char-shading-value="0"/>
    </style:style>
    <style:style style:name="T15" style:family="text">
      <style:text-properties fo:font-size="20pt"/>
    </style:style>
    <style:style style:name="T16" style:family="text">
      <style:text-properties style:font-name="Yana B SwashCapsI"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4">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text:span></text:p>
      <text:p text:style-name="P1"/>
      <text:p text:style-name="P9">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text:p>
      <text:p text:style-name="P8">The Test of Time</text:p>
      <text:p text:style-name="P3">The Test of Time</text:p>
      <text:p text:style-name="P3"/>
      <text:p text:style-name="P2">Breaking news...</text:p>
      <text:p text:style-name="P4"><text:span text:style-name="T13">Breaking News...</text:span></text:p>
      <text:p/>
      <text:p><text:span text:style-name="T15">47</text:span> The Old Rugged Cross</text:p>
      <text:p><text:span text:style-name="T5">47</text:span> <text:span text:style-name="T16">The Old Rugged Cro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onymice Powerline1" svg:font-family="'Anonymice Powerline'" style:font-pitch="fixed"/>
    <style:font-face style:name="Anonymice Powerline" svg:font-family="'Anonymice Powerline'" style:font-adornments="Regular" style:font-pitch="fixed"/>
    <style:font-face style:name="Domestic Manners" svg:font-family="'Domestic Manners'" style:font-adornments="Regular" style:font-pitch="variable"/>
    <style:font-face style:name="EmbossedGermanica" svg:font-family="EmbossedGermanica" style:font-adornments="Regular" style:font-pitch="variable"/>
    <style:font-face style:name="Junkyard" svg:font-family="Junkyard" style:font-adornments="Bold" style:font-pitch="variable"/>
    <style:font-face style:name="Linux Biolinum" svg:font-family="'Linux Biolinum'" style:font-adornments="Regular" style:font-pitch="variable"/>
    <style:font-face style:name="Linux Libertine" svg:font-family="'Linux Libertine'" style:font-adornments="Regular" style:font-pitch="variable"/>
    <style:font-face style:name="Marked Fool" svg:font-family="'Marked Fool'" style:font-adornments="Regular" style:font-pitch="variable"/>
    <style:font-face style:name="Olde English" svg:font-family="'Olde English'" style:font-adornments="Regular" style:font-pitch="variable"/>
    <style:font-face style:name="Penguin Attack" svg:font-family="'Penguin Attack'" style:font-adornments="Regular" style:font-pitch="variable"/>
    <style:font-face style:name="PlainGermanica" svg:font-family="PlainGermanica" style:font-adornments="Regular" style:font-pitch="variable"/>
    <style:font-face style:name="Tengwar Telcontar" svg:font-family="'Tengwar Telcontar'" style:font-adornments="Regular" style:font-pitch="variable"/>
    <style:font-face style:name="Xenippa" svg:font-family="Xenippa" style:font-adornments="Regular" style:font-pitch="variable"/>
    <style:font-face style:name="Yana B" svg:font-family="'Yana B'" style:font-adornments="Bold" style:font-pitch="variable"/>
    <style:font-face style:name="Yana B SwashCapsI" svg:font-family="'Yana B SwashCapsI'" style:font-adornments="SwashCapsI Bold" style:font-pitch="variable"/>
    <style:font-face style:name="Yana B SwashCapsII" svg:font-family="'Yana B SwashCapsII'" style:font-adornments="SwashCapsII Bold" style:font-pitch="variable"/>
    <style:font-face style:name="flatline" svg:font-family="flatline" style:font-adornments="Bold" style:font-pitch="variable"/>
    <style:font-face style:name="Liberation Serif" svg:font-family="'Liberation Serif'" style:font-family-generic="roman" style:font-pitch="variable"/>
    <style:font-face style:name="Droid Sans Arabic" svg:font-family="'Droid Sans Arabic'"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1299in" fo:page-height="4.1299in" style:num-format="1" style:print-orientation="portrait" fo:margin-top="0.2in" fo:margin-bottom="0.2in" fo:margin-left="0.2in" fo:margin-right="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6T12:04:17.314617261</meta:creation-date>
    <meta:generator>LibreOffice/4.2.4.2$Linux_X86_64 LibreOffice_project/420m0$Build-2</meta:generator>
    <dc:date>2014-05-16T13:06:55.392284845</dc:date>
    <meta:editing-duration>PT31M49S</meta:editing-duration>
    <meta:editing-cycles>7</meta:editing-cycles>
    <meta:document-statistic meta:table-count="0" meta:image-count="0" meta:object-count="0" meta:page-count="2" meta:paragraph-count="8" meta:word-count="130" meta:character-count="851" meta:non-whitespace-character-count="729"/>
  </office:meta>
</office:document-meta>
</file>